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68">
            <text:p>Poz-3468</text:p>
          </table:table-cell>
          <table:table-cell office:value-type="float" office:value="66.0">
            <text:p>66.0</text:p>
          </table:table-cell>
          <table:table-cell office:value-type="float" office:value="21.71">
            <text:p>21.7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21">
            <text:p>114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unnarsbyn-01">
            <text:p>Gunnarsbyn-01</text:p>
          </table:table-cell>
          <table:table-cell office:value-type="float" office:value="66.01">
            <text:p>66.01</text:p>
          </table:table-cell>
          <table:table-cell office:value-type="float" office:value="21.73">
            <text:p>21.73</text:p>
          </table:table-cell>
          <table:table-cell office:value-type="float" office:value="9650.0">
            <text:p>9650.0</text:p>
          </table:table-cell>
          <table:table-cell office:value-type="float" office:value="150.0">
            <text:p>1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9.21">
            <text:p>169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35">
            <text:p>Poz-3435</text:p>
          </table:table-cell>
          <table:table-cell office:value-type="float" office:value="66.08">
            <text:p>66.08</text:p>
          </table:table-cell>
          <table:table-cell office:value-type="float" office:value="21.52">
            <text:p>21.52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0.2">
            <text:p>14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84">
            <text:p>Poz-3484</text:p>
          </table:table-cell>
          <table:table-cell office:value-type="float" office:value="65.99">
            <text:p>65.99</text:p>
          </table:table-cell>
          <table:table-cell office:value-type="float" office:value="21.72">
            <text:p>21.72</text:p>
          </table:table-cell>
          <table:table-cell office:value-type="float" office:value="6700.0">
            <text:p>670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81">
            <text:p>98.8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04">
            <text:p>Poz-3504</text:p>
          </table:table-cell>
          <table:table-cell office:value-type="float" office:value="66.0">
            <text:p>66.0</text:p>
          </table:table-cell>
          <table:table-cell office:value-type="float" office:value="21.8">
            <text:p>21.8</text:p>
          </table:table-cell>
          <table:table-cell office:value-type="float" office:value="4465.0">
            <text:p>4465.0</text:p>
          </table:table-cell>
          <table:table-cell office:value-type="float" office:value="35.0">
            <text:p>35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71">
            <text:p>41.7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77">
            <text:p>Poz-3477</text:p>
          </table:table-cell>
          <table:table-cell office:value-type="float" office:value="66.12">
            <text:p>66.12</text:p>
          </table:table-cell>
          <table:table-cell office:value-type="float" office:value="21.6">
            <text:p>21.6</text:p>
          </table:table-cell>
          <table:table-cell office:value-type="float" office:value="8350.0">
            <text:p>835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7.21">
            <text:p>127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0">
            <text:p>Poz-3510</text:p>
          </table:table-cell>
          <table:table-cell office:value-type="float" office:value="66.1">
            <text:p>66.1</text:p>
          </table:table-cell>
          <table:table-cell office:value-type="float" office:value="21.51">
            <text:p>21.51</text:p>
          </table:table-cell>
          <table:table-cell office:value-type="float" office:value="8800.0">
            <text:p>880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0.2">
            <text:p>15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9">
            <text:p>Poz-3519</text:p>
          </table:table-cell>
          <table:table-cell office:value-type="float" office:value="66.0">
            <text:p>66.0</text:p>
          </table:table-cell>
          <table:table-cell office:value-type="float" office:value="21.68">
            <text:p>21.68</text:p>
          </table:table-cell>
          <table:table-cell office:value-type="float" office:value="5690.0">
            <text:p>569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3.61">
            <text:p>73.6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